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</style:style>
    <style:style style:name="P2" style:family="paragraph" style:parent-style-name="Standard">
      <style:paragraph-properties fo:margin-top="0.1665in" fo:margin-bottom="0in" style:contextual-spacing="false" fo:line-height="100%" fo:text-align="center" style:justify-single-word="false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cc66ff" style:font-name-asian="Courier New1" style:font-size-asian="12pt" style:font-weight-asian="bold" style:font-name-complex="Courier New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007826" style:font-name-asian="Courier New1" style:font-size-asian="12pt" style:font-weight-asian="bold" style:font-name-complex="Courier New1" style:font-size-complex="12pt"/>
    </style:style>
    <style:style style:name="P7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ffff99" style:font-name-asian="Times New Roman1" style:font-name-complex="Times New Roman1"/>
    </style:style>
    <style:style style:name="P8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ffcc00" style:font-name-asian="Times New Roman1" style:font-name-complex="Times New Roman1"/>
    </style:style>
    <style:style style:name="P9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ff9999" style:font-name-asian="Times New Roman1" style:font-name-complex="Times New Roman1"/>
    </style:style>
    <style:style style:name="P10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cc66ff" style:font-name-asian="Times New Roman1" style:font-name-complex="Times New Roman1"/>
    </style:style>
    <style:style style:name="P11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33ff99" style:font-name-asian="Times New Roman1" style:font-name-complex="Times New Roman1"/>
    </style:style>
    <style:style style:name="P12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3399ff" style:font-name-asian="Times New Roman1" style:font-name-complex="Times New Roman1"/>
    </style:style>
    <style:style style:name="P13" style:family="paragraph" style:parent-style-name="Standard">
      <style:paragraph-properties fo:margin-top="0.1665in" fo:margin-bottom="0in" style:contextual-spacing="false" fo:line-height="100%" fo:break-before="auto" fo:break-after="auto"/>
      <style:text-properties style:font-name="Times New Roman" fo:background-color="#66ffff" style:font-name-asian="Times New Roman1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0%" fo:break-before="auto" fo:break-after="auto"/>
      <style:text-properties fo:color="#ffffff" loext:opacity="100%" style:font-name="Times New Roman" fo:background-color="#000000" style:font-name-asian="Times New Roman1" style:font-name-complex="Times New Roman1"/>
    </style:style>
    <style:style style:name="P15" style:family="paragraph" style:parent-style-name="Standard">
      <style:paragraph-properties fo:margin-top="0.1665in" fo:margin-bottom="0in" style:contextual-spacing="false" fo:line-height="100%" fo:break-before="auto" fo:break-after="auto"/>
      <style:text-properties fo:color="#ffffff" loext:opacity="100%" style:font-name="Times New Roman" fo:background-color="#666633" style:font-name-asian="Times New Roman1" style:font-name-complex="Times New Roman1"/>
    </style:style>
    <style:style style:name="P16" style:family="paragraph" style:parent-style-name="Standard">
      <style:paragraph-properties fo:margin-top="0.1665in" fo:margin-bottom="0in" style:contextual-spacing="false" fo:line-height="100%" fo:break-before="auto" fo:break-after="auto"/>
      <style:text-properties fo:color="#ffffff" loext:opacity="100%" style:font-name="Times New Roman" fo:background-color="#336699" style:font-name-asian="Times New Roman1" style:font-name-complex="Times New Roman1"/>
    </style:style>
    <style:style style:name="P17" style:family="paragraph" style:parent-style-name="Standard">
      <style:paragraph-properties fo:margin-top="0.1665in" fo:margin-bottom="0in" style:contextual-spacing="false" fo:line-height="100%" fo:break-before="auto" fo:break-after="auto"/>
      <style:text-properties fo:color="#ffffff" loext:opacity="100%" style:font-name="Times New Roman" fo:background-color="#007826" style:font-name-asian="Times New Roman1" style:font-name-complex="Times New Roman1"/>
    </style:style>
    <style:style style:name="P18" style:family="paragraph" style:parent-style-name="Standard">
      <style:paragraph-properties fo:break-before="auto" fo:break-after="auto"/>
      <style:text-properties fo:color="#ffffff" loext:opacity="100%"/>
    </style:style>
    <style:style style:name="T1" style:family="text">
      <style:text-properties style:font-name="Courier New" fo:font-size="12pt" fo:font-weight="bold" fo:background-color="#ffff99" loext:char-shading-value="0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ffcc00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9999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33ff99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3399ff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66ff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666633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336699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fo:color="#ffffff" loext:opacity="100%" style:font-name="Courier New" fo:font-size="12pt" fo:font-weight="bold" fo:background-color="#660066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fo:color="#ffffff" loext:opacity="100%" style:font-name="Courier New" fo:font-size="12pt" fo:font-weight="bold" fo:background-color="#000000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fo:color="#ffffff" loext:opacity="100%" style:font-name="Times New Roman" fo:background-color="#660066" loext:char-shading-value="0" style:font-name-asian="Times New Roman1" style:font-name-complex="Times New Roman1"/>
    </style:style>
    <style:style style:name="T13" style:family="text">
      <style:text-properties fo:color="#ffffff" loext:opacity="100%" style:font-name="Times New Roman" fo:font-style="italic" fo:background-color="#660066" loext:char-shading-value="0" style:font-name-asian="Times New Roman1" style:font-style-asian="italic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3A 00</text:span><text:span text:style-name="T2"> 00 00 </text:span><text:span text:style-name="T3">6D 30 31</text:span><text:span text:style-name="T2"> 00 00 00 00 00 </text:span><text:span text:style-name="T4">6D 30 31 69</text:span></text:p>
      <text:p text:style-name="P1"><text:span text:style-name="T4">31 30</text:span><text:span text:style-name="T2"> 00 00 </text:span><text:span text:style-name="T5">6D 30 31 69 31 30 2D 74 62 6F 78 2D</text:span></text:p>
      <text:p text:style-name="P1"><text:span text:style-name="T5">31</text:span><text:span text:style-name="T2"> 00 00 00 </text:span><text:span text:style-name="T6">01</text:span><text:span text:style-name="T2"> 00 </text:span><text:span text:style-name="T10">01</text:span><text:span text:style-name="T2"> 00 </text:span><text:span text:style-name="T7">00 00</text:span><text:span text:style-name="T2"> </text:span><text:span text:style-name="T11">9D 00</text:span><text:span text:style-name="T2"> </text:span><text:span text:style-name="T8">01 00</text:span><text:span text:style-name="T2"> </text:span><text:span text:style-name="T9">00 00</text:span></text:p>
      <text:p text:style-name="P5">00 00 5C 42 00 00 40 40 00 00 9C 42 00 00 0C C3</text:p>
      <text:p text:style-name="P6">00 00 00 00 00 00 00 00 00 00 00 00 00 00 00 00</text:p>
      <text:p text:style-name="P2"/>
      <text:p text:style-name="P7">ID: A 16-bit integer value used as the unique identifier for the object.</text:p>
      <text:p text:style-name="P8">The larger area within which this chest exists (for use with Yangus's “Nose for Treasure” ability).</text:p>
      <text:p text:style-name="P9">The map code in which to spawn this chest.</text:p>
      <text:p text:style-name="P10">X, Y, and Z coordinates for the chest to spawn at, followed by the rotation.</text:p>
      <text:p text:style-name="P11">Seemingly, the internal name of the treasure chest. Not sure what this affects, but it seems pointless to change it for now.</text:p>
      <text:p text:style-name="P12">Model.</text:p>
      <text:p text:style-name="P13">The item with which this chest can be unlocked. Seems to accept any item value, but only keys work (0115 = Thief's Key, 0116 = Magic Key, 0117 = Ultimate Key).</text:p>
      <text:p text:style-name="P3"><text:span text:style-name="T12">The “type” of chest this object should behave as. See </text:span><text:span text:style-name="T13">chest_type.txt</text:span><text:span text:style-name="T12">.</text:span></text:p>
      <text:p text:style-name="P14">The item contained within this chest. If gold, this value is set to FF FF; If secretly a monster, this value is set to FD FF.</text:p>
      <text:p text:style-name="P15">The amount of gold contained within, if applicable, or the enemy ID, if applicable (only enemies that can normally be encountered through chests work).</text:p>
      <text:p text:style-name="P16">The pool for the blue chest?</text:p>
      <text:p text:style-name="P17">The internal name of a chest connected to this one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5-11T15:36:19.116000000</dc:date>
    <meta:editing-duration>PT2M</meta:editing-duration>
    <meta:editing-cycles>1</meta:editing-cycles>
    <meta:document-statistic meta:table-count="0" meta:image-count="0" meta:object-count="0" meta:page-count="1" meta:paragraph-count="17" meta:word-count="264" meta:character-count="1237" meta:non-whitespace-character-count="990"/>
  </office:meta>
</office:document-meta>
</file>